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93cm" draw:marker-start-center="false" draw:marker-end-width="0.293cm" draw:marker-end-center="false" draw:fill="none" draw:fill-color="#ffffff" draw:textarea-horizontal-align="left" draw:auto-grow-width="true" fo:min-height="0.209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293cm" draw:marker-start-center="false" draw:marker-end-width="0.293cm" draw:marker-end-center="false" draw:fill="none" draw:fill-color="#ffffff" draw:textarea-horizontal-align="left" draw:auto-grow-width="true" fo:min-height="0.16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93cm" draw:marker-start-center="false" draw:marker-end-width="0.29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ad649a" draw:marker-start-width="0.293cm" draw:marker-start-center="false" draw:marker-end-width="0.29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4411" svg:stroke-width="0.019cm" svg:stroke-color="#000000" draw:marker-start-width="0.293cm" draw:marker-start-center="false" draw:marker-end-width="0.29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98cc" draw:marker-start-width="0.293cm" draw:marker-start-center="false" draw:marker-end-width="0.29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293cm" draw:marker-start-center="false" draw:marker-end-width="0.293cm" draw:marker-end-center="false" draw:fill="none" draw:fill-color="#ffffff" draw:textarea-horizontal-align="left" draw:auto-grow-width="true" fo:min-height="0.13cm" fo:min-width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Times New Roman" fo:font-size="11pt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98cc" style:text-outline="false" style:text-line-through-style="none" style:text-line-through-type="none" style:font-name="Times New Roman" fo:font-size="11pt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697cm" svg:height="0.683cm" svg:x="9.873cm" svg:y="14.856cm">
            <draw:text-box>
              <text:p text:style-name="P1"><text:span text:style-name="T1">h</text:span></text:p>
            </draw:text-box>
          </draw:frame>
          <draw:frame draw:style-name="gr2" draw:text-style-name="P3" draw:layer="layout" svg:width="0.739cm" svg:height="0.624cm" svg:x="12.907cm" svg:y="15.341cm">
            <draw:text-box>
              <text:p text:style-name="P1"><text:span text:style-name="T2">N</text:span></text:p>
            </draw:text-box>
          </draw:frame>
          <draw:frame draw:style-name="gr2" draw:text-style-name="P3" draw:layer="layout" svg:width="0.777cm" svg:height="0.624cm" svg:x="7.409cm" svg:y="13.544cm">
            <draw:text-box>
              <text:p text:style-name="P1"><text:span text:style-name="T2">M</text:span></text:p>
            </draw:text-box>
          </draw:frame>
          <draw:polyline draw:style-name="gr3" draw:text-style-name="P4" draw:layer="layout" svg:width="0.258cm" svg:height="0.259cm" draw:transform="rotate (1.5707963267949) translate (7.73909734542788cm 15.4717899165206cm)" svg:viewBox="0 0 259 260" draw:points="0,260 259,260 259,0">
            <text:p/>
          </draw:polyline>
          <draw:line draw:style-name="gr4" draw:text-style-name="P4" draw:layer="layout" svg:x1="13.101cm" svg:y1="15.474cm" svg:x2="9.988cm" svg:y2="15.474cm">
            <text:p/>
          </draw:line>
          <draw:line draw:style-name="gr3" draw:text-style-name="P4" draw:layer="layout" svg:x1="9.988cm" svg:y1="15.476cm" svg:x2="7.739cm" svg:y2="14.09cm">
            <text:p/>
          </draw:line>
          <draw:line draw:style-name="gr3" draw:text-style-name="P4" draw:layer="layout" svg:x1="7.739cm" svg:y1="14.09cm" svg:x2="7.739cm" svg:y2="15.476cm">
            <text:p/>
          </draw:line>
          <draw:line draw:style-name="gr3" draw:text-style-name="P4" draw:layer="layout" svg:x1="13.101cm" svg:y1="15.476cm" svg:x2="7.739cm" svg:y2="14.09cm">
            <text:p/>
          </draw:line>
          <draw:line draw:style-name="gr5" draw:text-style-name="P4" draw:layer="layout" svg:x1="7.524cm" svg:y1="15.474cm" svg:x2="9.988cm" svg:y2="15.474cm">
            <text:p/>
          </draw:line>
          <draw:polyline draw:style-name="gr3" draw:text-style-name="P4" draw:layer="layout" svg:width="0.267cm" svg:height="0.274cm" draw:transform="skewX (0.0108210413623648) rotate (-1.80763750629053) translate (10.1738721344451cm 14.7191000447616cm)" svg:viewBox="0 0 268 275" draw:points="0,275 268,269 264,0">
            <text:p/>
          </draw:polyline>
          <draw:line draw:style-name="gr6" draw:text-style-name="P4" draw:layer="layout" svg:x1="10.182cm" svg:y1="14.719cm" svg:x2="9.988cm" svg:y2="15.476cm">
            <text:p/>
          </draw:line>
          <draw:frame draw:style-name="gr7" draw:text-style-name="P3" draw:layer="layout" svg:width="0.709cm" svg:height="0.624cm" svg:x="7.419cm" svg:y="15.55cm">
            <draw:text-box>
              <text:p text:style-name="P1"><text:span text:style-name="T2">K</text:span></text:p>
            </draw:text-box>
          </draw:frame>
          <draw:frame draw:style-name="gr2" draw:text-style-name="P3" draw:layer="layout" svg:width="0.693cm" svg:height="0.624cm" svg:x="9.695cm" svg:y="15.541cm">
            <draw:text-box>
              <text:p text:style-name="P1"><text:span text:style-name="T2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11" draw:display-name="Dashed (var) 4411" draw:style="rect" draw:dots1="1" draw:dots1-length="0.018cm" draw:dots2="1" draw:dots2-length="0.018cm" draw:distance="0.0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04:55.921815176</meta:creation-date>
    <dc:date>2018-03-22T12:06:01.902106476</dc:date>
    <meta:editing-duration>PT1M6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